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1.49cm" style:rel-column-width="5745*"/>
    </style:style>
    <style:style style:name="Tabela3.B" style:family="table-column">
      <style:table-column-properties style:column-width="2.406cm" style:rel-column-width="9274*"/>
    </style:style>
    <style:style style:name="Tabela3.C" style:family="table-column">
      <style:table-column-properties style:column-width="2.91cm" style:rel-column-width="11219*"/>
    </style:style>
    <style:style style:name="Tabela3.D" style:family="table-column">
      <style:table-column-properties style:column-width="10.194cm" style:rel-column-width="39297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9.91cm" style:rel-column-width="5618*"/>
    </style:style>
    <style:style style:name="Tabela1.B" style:family="table-column">
      <style:table-column-properties style:column-width="3.801cm" style:rel-column-width="2155*"/>
    </style:style>
    <style:style style:name="Tabela1.C" style:family="table-column">
      <style:table-column-properties style:column-width="3.29cm" style:rel-column-width="1865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81cm" style:rel-column-width="18542*"/>
    </style:style>
    <style:style style:name="Tabela4.B" style:family="table-column">
      <style:table-column-properties style:column-width="2.79cm" style:rel-column-width="10757*"/>
    </style:style>
    <style:style style:name="Tabela4.C" style:family="table-column">
      <style:table-column-properties style:column-width="2.91cm" style:rel-column-width="11219*"/>
    </style:style>
    <style:style style:name="Tabela4.D" style:family="table-column">
      <style:table-column-properties style:column-width="6.489cm" style:rel-column-width="25017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17994b" officeooo:paragraph-rsid="0017994b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font-weight="bold" officeooo:rsid="007867b7" officeooo:paragraph-rsid="007867b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rsid="001e3fb9" officeooo:paragraph-rsid="0018c19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officeooo:rsid="00559bd5" officeooo:paragraph-rsid="005c7d5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officeooo:rsid="00559bd5" officeooo:paragraph-rsid="00591668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officeooo:rsid="00337710" officeooo:paragraph-rsid="003d5a7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officeooo:rsid="000eafa3" officeooo:paragraph-rsid="000eafa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officeooo:rsid="000eafa3" officeooo:paragraph-rsid="0010ee2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officeooo:rsid="000eafa3" officeooo:paragraph-rsid="005c7d5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officeooo:rsid="00471c05" officeooo:paragraph-rsid="007867b7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officeooo:rsid="00471c05" officeooo:paragraph-rsid="005c7d51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officeooo:rsid="0021a70a" officeooo:paragraph-rsid="005c7d5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officeooo:rsid="00210a46" officeooo:paragraph-rsid="005c7d51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officeooo:rsid="00295f14" officeooo:paragraph-rsid="00673b4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officeooo:rsid="00295f14" officeooo:paragraph-rsid="003243d1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2pt" officeooo:rsid="003146f8" officeooo:paragraph-rsid="003146f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2pt" officeooo:rsid="000cd323" officeooo:paragraph-rsid="000cd323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2pt" officeooo:rsid="0025c461" officeooo:paragraph-rsid="0025c46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2pt" officeooo:rsid="002e6d65" officeooo:paragraph-rsid="002e6d65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2pt" officeooo:rsid="008acc7b" officeooo:paragraph-rsid="008acc7b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fo:font-weight="normal" officeooo:rsid="00591668" officeooo:paragraph-rsid="0059166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font-weight="normal" officeooo:rsid="0071452b" officeooo:paragraph-rsid="0071452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font-weight="normal" officeooo:rsid="00369bee" officeooo:paragraph-rsid="007699b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2pt" fo:font-weight="normal" officeooo:rsid="000cd323" officeooo:paragraph-rsid="000eafa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2pt" fo:font-weight="normal" officeooo:rsid="0012d178" officeooo:paragraph-rsid="0013f0c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2pt" fo:font-weight="normal" officeooo:rsid="002e6d65" officeooo:paragraph-rsid="002e6d6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2pt" fo:font-weight="normal" officeooo:rsid="00337710" officeooo:paragraph-rsid="0033771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2pt" fo:font-weight="normal" officeooo:rsid="00578bdf" officeooo:paragraph-rsid="00578bd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2pt" fo:font-weight="normal" officeooo:rsid="005819aa" officeooo:paragraph-rsid="005819a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2pt" fo:font-weight="normal" officeooo:rsid="007dd6de" officeooo:paragraph-rsid="007dd6d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2pt" fo:font-weight="normal" officeooo:rsid="007dd6de" officeooo:paragraph-rsid="008a3d0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2pt" fo:font-weight="normal" officeooo:rsid="007e262d" officeooo:paragraph-rsid="007e262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2pt" fo:font-weight="normal" officeooo:rsid="00864e8d" officeooo:paragraph-rsid="00864e8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2pt" fo:font-weight="normal" officeooo:rsid="008d5b6c" officeooo:paragraph-rsid="008d5b6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end" style:justify-single-word="false"/>
      <style:text-properties style:font-name="Calibri" fo:font-size="12pt" fo:font-weight="normal" officeooo:rsid="008d5b6c" officeooo:paragraph-rsid="008d5b6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4pt" fo:font-weight="bold" officeooo:rsid="00673b47" officeooo:paragraph-rsid="00673b4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4pt" fo:font-weight="bold" officeooo:rsid="0010ee29" officeooo:paragraph-rsid="0010ee2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4pt" fo:font-weight="bold" officeooo:rsid="000cd323" officeooo:paragraph-rsid="000cd32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4pt" fo:font-weight="bold" officeooo:rsid="000eafa3" officeooo:paragraph-rsid="000eafa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4pt" fo:font-weight="bold" officeooo:rsid="002e6d65" officeooo:paragraph-rsid="002e6d6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Calibri" fo:font-size="18pt" fo:font-weight="bold" officeooo:rsid="000cd323" officeooo:paragraph-rsid="000cd323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justify" style:justify-single-word="false"/>
      <style:text-properties officeooo:paragraph-rsid="000cd323"/>
    </style:style>
    <style:style style:name="P43" style:family="paragraph" style:parent-style-name="Standard">
      <style:paragraph-properties fo:text-align="justify" style:justify-single-word="false" fo:break-before="page"/>
      <style:text-properties style:font-name="Calibri" fo:font-size="12pt" officeooo:rsid="00337710" officeooo:paragraph-rsid="005c7d51" style:font-size-asian="12pt" style:font-size-complex="12pt"/>
    </style:style>
    <style:style style:name="P44" style:family="paragraph" style:parent-style-name="Standard">
      <style:paragraph-properties fo:text-align="justify" style:justify-single-word="false" fo:break-before="page"/>
      <style:text-properties style:font-name="Calibri" fo:font-size="12pt" officeooo:rsid="00578bdf" officeooo:paragraph-rsid="00578bdf" style:font-size-asian="12pt" style:font-size-complex="12pt"/>
    </style:style>
    <style:style style:name="P45" style:family="paragraph" style:parent-style-name="Standard">
      <style:paragraph-properties fo:text-align="justify" style:justify-single-word="false" fo:break-before="page"/>
      <style:text-properties style:font-name="Calibri" fo:font-size="14pt" fo:font-weight="bold" officeooo:rsid="0010ee29" officeooo:paragraph-rsid="0010ee29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ae1c" officeooo:paragraph-rsid="005c7d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ae1c" officeooo:paragraph-rsid="005c7d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ba873" officeooo:paragraph-rsid="005c7d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c9537" officeooo:paragraph-rsid="005c7d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c9537" officeooo:paragraph-rsid="005c7d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440c" officeooo:paragraph-rsid="005c7d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c461" officeooo:paragraph-rsid="0025c4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6d65" officeooo:paragraph-rsid="002e6d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805a" officeooo:paragraph-rsid="002e80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873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873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873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37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37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37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c461" officeooo:paragraph-rsid="0025c4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cd4" officeooo:paragraph-rsid="003efc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d65" officeooo:paragraph-rsid="002e6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05a" officeooo:paragraph-rsid="002e80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c7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6738" style:font-weight-asian="bold" style:font-weight-complex="bold"/>
    </style:style>
    <style:style style:name="T3" style:family="text">
      <style:text-properties fo:font-weight="bold" officeooo:rsid="0066d071" style:font-weight-asian="bold" style:font-weight-complex="bold"/>
    </style:style>
    <style:style style:name="T4" style:family="text">
      <style:text-properties fo:font-weight="bold" officeooo:rsid="0072e269" style:font-weight-asian="bold" style:font-weight-complex="bold"/>
    </style:style>
    <style:style style:name="T5" style:family="text">
      <style:text-properties fo:font-weight="bold" officeooo:rsid="007867b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2e338" style:font-weight-asian="normal" style:font-weight-complex="normal"/>
    </style:style>
    <style:style style:name="T8" style:family="text">
      <style:text-properties fo:font-weight="normal" officeooo:rsid="0073efed" style:font-weight-asian="normal" style:font-weight-complex="normal"/>
    </style:style>
    <style:style style:name="T9" style:family="text">
      <style:text-properties fo:font-weight="normal" officeooo:rsid="0075e6bb" style:font-weight-asian="normal" style:font-weight-complex="normal"/>
    </style:style>
    <style:style style:name="T10" style:family="text">
      <style:text-properties fo:font-weight="normal" officeooo:rsid="00761e49" style:font-weight-asian="normal" style:font-weight-complex="normal"/>
    </style:style>
    <style:style style:name="T11" style:family="text">
      <style:text-properties fo:font-weight="normal" officeooo:rsid="007867b7" style:font-weight-asian="normal" style:font-weight-complex="normal"/>
    </style:style>
    <style:style style:name="T12" style:family="text">
      <style:text-properties fo:font-weight="normal" officeooo:rsid="008d5b6c" style:font-weight-asian="normal" style:font-weight-complex="normal"/>
    </style:style>
    <style:style style:name="T13" style:family="text">
      <style:text-properties fo:font-weight="normal" officeooo:rsid="008de004" style:font-weight-asian="normal" style:font-weight-complex="normal"/>
    </style:style>
    <style:style style:name="T14" style:family="text">
      <style:text-properties officeooo:rsid="000eafa3"/>
    </style:style>
    <style:style style:name="T15" style:family="text">
      <style:text-properties style:font-name="Calibri" fo:font-size="12pt" officeooo:rsid="000cd323" style:font-size-asian="12pt" style:font-size-complex="12pt"/>
    </style:style>
    <style:style style:name="T16" style:family="text">
      <style:text-properties style:font-name="Calibri" fo:font-size="12pt" officeooo:rsid="002c61f5" style:font-size-asian="12pt" style:font-size-complex="12pt"/>
    </style:style>
    <style:style style:name="T17" style:family="text">
      <style:text-properties officeooo:rsid="001d202f"/>
    </style:style>
    <style:style style:name="T18" style:family="text">
      <style:text-properties officeooo:rsid="001e3fb9"/>
    </style:style>
    <style:style style:name="T19" style:family="text">
      <style:text-properties officeooo:rsid="001e90fb"/>
    </style:style>
    <style:style style:name="T20" style:family="text">
      <style:text-properties officeooo:rsid="001fc3b3"/>
    </style:style>
    <style:style style:name="T21" style:family="text">
      <style:text-properties officeooo:rsid="00210a46"/>
    </style:style>
    <style:style style:name="T22" style:family="text">
      <style:text-properties officeooo:rsid="0025c461"/>
    </style:style>
    <style:style style:name="T23" style:family="text">
      <style:text-properties officeooo:rsid="002b0901"/>
    </style:style>
    <style:style style:name="T24" style:family="text">
      <style:text-properties officeooo:rsid="002d3976"/>
    </style:style>
    <style:style style:name="T25" style:family="text">
      <style:text-properties officeooo:rsid="003146f8"/>
    </style:style>
    <style:style style:name="T26" style:family="text">
      <style:text-properties officeooo:rsid="0033eaa5"/>
    </style:style>
    <style:style style:name="T27" style:family="text">
      <style:text-properties officeooo:rsid="0037dac8"/>
    </style:style>
    <style:style style:name="T28" style:family="text">
      <style:text-properties officeooo:rsid="003b24b8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361458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7994b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5c7d51" style:font-size-asian="14pt" style:font-weight-asian="bold" style:font-size-complex="14pt" style:font-weight-complex="bold"/>
    </style:style>
    <style:style style:name="T33" style:family="text">
      <style:text-properties officeooo:rsid="00425ecb"/>
    </style:style>
    <style:style style:name="T34" style:family="text">
      <style:text-properties officeooo:rsid="0043ec9f"/>
    </style:style>
    <style:style style:name="T35" style:family="text">
      <style:text-properties officeooo:rsid="00481d95"/>
    </style:style>
    <style:style style:name="T36" style:family="text">
      <style:text-properties officeooo:rsid="004c9537"/>
    </style:style>
    <style:style style:name="T37" style:family="text">
      <style:text-properties officeooo:rsid="004e6738"/>
    </style:style>
    <style:style style:name="T38" style:family="text">
      <style:text-properties officeooo:rsid="004fdf5d"/>
    </style:style>
    <style:style style:name="T39" style:family="text">
      <style:text-properties officeooo:rsid="0051440c"/>
    </style:style>
    <style:style style:name="T40" style:family="text">
      <style:text-properties officeooo:rsid="005315f8"/>
    </style:style>
    <style:style style:name="T41" style:family="text">
      <style:text-properties officeooo:rsid="0054875f"/>
    </style:style>
    <style:style style:name="T42" style:family="text">
      <style:text-properties officeooo:rsid="005819aa"/>
    </style:style>
    <style:style style:name="T43" style:family="text">
      <style:text-properties officeooo:rsid="00591668"/>
    </style:style>
    <style:style style:name="T44" style:family="text">
      <style:text-properties officeooo:rsid="005aabd6"/>
    </style:style>
    <style:style style:name="T45" style:family="text">
      <style:text-properties officeooo:rsid="005c7d51"/>
    </style:style>
    <style:style style:name="T46" style:family="text">
      <style:text-properties officeooo:rsid="005fff8b"/>
    </style:style>
    <style:style style:name="T47" style:family="text">
      <style:text-properties officeooo:rsid="0060ee37"/>
    </style:style>
    <style:style style:name="T48" style:family="text">
      <style:text-properties officeooo:rsid="0062e338"/>
    </style:style>
    <style:style style:name="T49" style:family="text">
      <style:text-properties officeooo:rsid="0064959c"/>
    </style:style>
    <style:style style:name="T50" style:family="text">
      <style:text-properties officeooo:rsid="0066d071"/>
    </style:style>
    <style:style style:name="T51" style:family="text">
      <style:text-properties officeooo:rsid="0067ac4a"/>
    </style:style>
    <style:style style:name="T52" style:family="text">
      <style:text-properties officeooo:rsid="006b11d1"/>
    </style:style>
    <style:style style:name="T53" style:family="text">
      <style:text-properties officeooo:rsid="006dcd32"/>
    </style:style>
    <style:style style:name="T54" style:family="text">
      <style:text-properties officeooo:rsid="0071452b"/>
    </style:style>
    <style:style style:name="T55" style:family="text">
      <style:text-properties officeooo:rsid="0072e269"/>
    </style:style>
    <style:style style:name="T56" style:family="text">
      <style:text-properties officeooo:rsid="0073d989"/>
    </style:style>
    <style:style style:name="T57" style:family="text">
      <style:text-properties officeooo:rsid="0073efed"/>
    </style:style>
    <style:style style:name="T58" style:family="text">
      <style:text-properties officeooo:rsid="00761e49"/>
    </style:style>
    <style:style style:name="T59" style:family="text">
      <style:text-properties officeooo:rsid="007699b1"/>
    </style:style>
    <style:style style:name="T60" style:family="text">
      <style:text-properties officeooo:rsid="007867b7"/>
    </style:style>
    <style:style style:name="T61" style:family="text">
      <style:text-properties officeooo:rsid="007bf73b"/>
    </style:style>
    <style:style style:name="T62" style:family="text">
      <style:text-properties officeooo:rsid="007dd6de"/>
    </style:style>
    <style:style style:name="T63" style:family="text">
      <style:text-properties officeooo:rsid="0017994b"/>
    </style:style>
    <style:style style:name="T64" style:family="text">
      <style:text-properties officeooo:rsid="007e262d"/>
    </style:style>
    <style:style style:name="T65" style:family="text">
      <style:text-properties officeooo:rsid="0082d6d4"/>
    </style:style>
    <style:style style:name="T66" style:family="text">
      <style:text-properties officeooo:rsid="0082de3e"/>
    </style:style>
    <style:style style:name="T67" style:family="text">
      <style:text-properties officeooo:rsid="00884a15"/>
    </style:style>
    <style:style style:name="T68" style:family="text">
      <style:text-properties officeooo:rsid="00886065"/>
    </style:style>
    <style:style style:name="T69" style:family="text">
      <style:text-properties officeooo:rsid="008b7501"/>
    </style:style>
    <style:style style:name="T70" style:family="text">
      <style:text-properties officeooo:rsid="008d6a97"/>
    </style:style>
    <style:style style:name="T71" style:family="text">
      <style:text-properties officeooo:rsid="008de0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ontrato de Serviço <text:span text:style-name="T14">Terceirizado</text:span></text:p>
      <text:p text:style-name="P38">Contratado:</text:p>
      <text:p text:style-name="P38"/>
      <text:p text:style-name="P17"><text:span text:style-name="T1">CLEIRTON JOSÉ SILVA VIANA,</text:span> brasileiro, <text:span text:style-name="T24">Técnico de Suporte, Analista de Infraestrutura e Desenvolvedor de Sistemas, </text:span>inscrito no CPF nº: 020.928.253-30;</text:p>
      <text:p text:style-name="P17">Residente na Rua Oliveira Sobrinho, nº 1965 – Granja Portugal – Fortaleza/CE;</text:p>
      <text:p text:style-name="P42"><text:span text:style-name="T15">Cadastrado no e-mail: </text:span><text:a xlink:type="simple" xlink:href="mailto:cleirtonviana@gmail.com" text:style-name="Internet_20_link" text:visited-style-name="Visited_20_Internet_20_Link"><text:span text:style-name="T15">cleirtonviana@gmail.com</text:span></text:a><text:span text:style-name="T15">, portfólio: </text:span><text:a xlink:type="simple" xlink:href="https://csviana.github.io/" text:style-name="Internet_20_link" text:visited-style-name="Visited_20_Internet_20_Link"><text:span text:style-name="T15">https://c</text:span></text:a><text:a xlink:type="simple" xlink:href="https://csviana.github.io/" text:style-name="Internet_20_link" text:visited-style-name="Visited_20_Internet_20_Link"><text:span text:style-name="T16">s</text:span></text:a><text:a xlink:type="simple" xlink:href="https://csviana.github.io/" text:style-name="Internet_20_link" text:visited-style-name="Visited_20_Internet_20_Link"><text:span text:style-name="T15">viana.github.io</text:span></text:a><text:span text:style-name="T15">;</text:span></text:p>
      <text:p text:style-name="P17">Telefone: (85) 98873-6128.</text:p>
      <text:p text:style-name="P17"/>
      <text:p text:style-name="P38">Contratante:</text:p>
      <text:p text:style-name="P38"/>
      <text:p text:style-name="P24">________________________________________, inscrita no CPF/CNPJ: _____________________;</text:p>
      <text:p text:style-name="P24"/>
      <text:p text:style-name="P24">Situada na _____________________________________, <text:span text:style-name="T14">nº ______, bairro: _________________,</text:span></text:p>
      <text:p text:style-name="P24"/>
      <text:p text:style-name="P24"><text:span text:style-name="T14">Município: __________________________/______</text:span>;</text:p>
      <text:p text:style-name="P17"/>
      <text:p text:style-name="P17">Cadastrada no e-mail: __________________________________________</text:p>
      <text:p text:style-name="P17"/>
      <text:p text:style-name="P17">Telefone: (_____) _____________________.</text:p>
      <text:p text:style-name="P17"/>
      <text:p text:style-name="P17"/>
      <text:p text:style-name="P39"><text:span text:style-name="T20">1. Introdução</text:span></text:p>
      <text:p text:style-name="P7"/>
      <text:p text:style-name="P7"><text:span text:style-name="T18">Este</text:span> contrato compreende a mão de obra <text:span text:style-name="T18">do CONTRATADO e do seu Auxiliar Técnico </text:span>para prestação <text:span text:style-name="T19">de </text:span>Suporte Técnico, fornecendo <text:span text:style-name="T45">serviços de </text:span>instalação e manutenção em equipamentos eletrônicos da área da informática, automação e segurança <text:span text:style-name="T52">situados</text:span> <text:span text:style-name="T18">nas dependências do CONTRATANTE ou em dependências indicadas por ele neste contrato</text:span>.</text:p>
      <text:p text:style-name="P7"/>
      <text:p text:style-name="P14">§<text:span text:style-name="T58">1</text:span>. <text:span text:style-name="T51">O CONTRATADO fará, obrigatoriamente, uma vistoria técnica mensal na dependência registrada pelo CONTRATANTE neste contrato, a fim de identificar possíveis alterações na quantidade de equipamentos cadastrados no sistema de monitoramento, identificar problemas nos equipamentos cadastrados e realizar planos de contingências e definir metas para serem cumpridas por seu Auxiliar Técnico nas seguintes manutenções preventivas.</text:span></text:p>
      <text:p text:style-name="P14"/>
      <text:p text:style-name="P15">§<text:span text:style-name="T58">2</text:span>. <text:span text:style-name="T53">O Auxiliar Técnico fará, obrigatoriamente, um atendimento semanal na dependência registrada pelo CONTRATANTE neste contrato, a fim de cumprir o plano de contingência elaborado pelo CONTRATADO, e para seguir as metas fixadas para a manutenção preventiva de rotina, como instalação de novos equipamentos, substituição de equipamentos defeituosos, e limpeza e testes em equipamentos suspeitos de mau funcionamento.</text:span></text:p>
      <text:p text:style-name="P7"/>
      <text:p text:style-name="P3">§<text:span text:style-name="T58">3</text:span>. <text:span text:style-name="T54">O CONTRATANTE poderá optar pela disponibilidade exclusiva de um Auxiliar Técnico em suas dependências cumprindo um turno diário, a fim de agilizar as demandas rotineiras de limpeza e conservação dos equipamentos na dependência registrada por ele.</text:span></text:p>
      <text:p text:style-name="P3"/>
      <text:p text:style-name="P16"><text:span text:style-name="T6">§</text:span><text:span text:style-name="T10">4</text:span><text:span text:style-name="T6">. Este contrato terá a vigência até o dia 31 de dezembro de 2019.</text:span></text:p>
      <text:p text:style-name="P45"><text:span text:style-name="T21">2. </text:span>Disponibilidade de Horário</text:p>
      <text:p text:style-name="P37"/>
      <text:p text:style-name="P25"><text:span text:style-name="T22">Os serviços executados pelo CONTRATADO e seu Auxiliar Técnico em benefício do CONTRATANTE se darão em d</text:span>ias úteis, de Segunda-Feira à Sexta-Feira. <text:span text:style-name="T22">Compreendendo os seguintes horários:</text:span></text:p>
      <text:p text:style-name="P25"/>
      <table:table table:name="Tabela2" table:style-name="Tabela2" table:template-name="Estilo padrão">
        <table:table-column table:style-name="Tabela2.A" table:number-columns-repeated="3"/>
        <table:table-row table:style-name="Tabela2.1">
          <table:table-cell table:style-name="Tabela2.A1" office:value-type="string">
            <text:p text:style-name="P52">TURNOS</text:p>
          </table:table-cell>
          <table:table-cell table:style-name="Tabela2.A1" office:value-type="string">
            <text:p text:style-name="P52">Entrada</text:p>
          </table:table-cell>
          <table:table-cell table:style-name="Tabela2.C1" office:value-type="string">
            <text:p text:style-name="P52">Saída</text:p>
          </table:table-cell>
        </table:table-row>
        <table:table-row>
          <table:table-cell table:style-name="Tabela2.A2" office:value-type="string">
            <text:p text:style-name="P61">1º</text:p>
          </table:table-cell>
          <table:table-cell table:style-name="Tabela2.A2" office:value-type="string">
            <text:p text:style-name="P61">8:00</text:p>
          </table:table-cell>
          <table:table-cell table:style-name="Tabela2.C2" office:value-type="string">
            <text:p text:style-name="P61">12:00</text:p>
          </table:table-cell>
        </table:table-row>
        <table:table-row>
          <table:table-cell table:style-name="Tabela2.A2" office:value-type="string">
            <text:p text:style-name="P61">2º</text:p>
          </table:table-cell>
          <table:table-cell table:style-name="Tabela2.A2" office:value-type="string">
            <text:p text:style-name="P61">13:00</text:p>
          </table:table-cell>
          <table:table-cell table:style-name="Tabela2.C2" office:value-type="string">
            <text:p text:style-name="P61">17:00</text:p>
          </table:table-cell>
        </table:table-row>
        <table:table-row>
          <table:table-cell table:style-name="Tabela2.A2" office:value-type="string">
            <text:p text:style-name="P61">3º</text:p>
          </table:table-cell>
          <table:table-cell table:style-name="Tabela2.A2" office:value-type="string">
            <text:p text:style-name="P61">18:00</text:p>
          </table:table-cell>
          <table:table-cell table:style-name="Tabela2.C2" office:value-type="string">
            <text:p text:style-name="P61">22:00</text:p>
          </table:table-cell>
        </table:table-row>
      </table:table>
      <text:p text:style-name="P8"/>
      <text:p text:style-name="P18">§<text:span text:style-name="T58">1</text:span>. <text:span text:style-name="T23">Os períodos além desta relação são considerados como sagrados pelo CONTRATADO, isto para a preservação da saúde física e mental dos auxiliares técnicos, contudo, estes horários poderão ser requisitados em casos excepcionalíssimos.</text:span></text:p>
      <text:p text:style-name="P18"/>
      <text:p text:style-name="P19">§<text:span text:style-name="T58">2</text:span>. <text:span text:style-name="T17">Os serviços </text:span>só <text:span text:style-name="T17">serão realizados fora da disponibilidade de horário </text:span>com<text:span text:style-name="T17"> </text:span>a<text:span text:style-name="T17"> autorização prévia do CONTRATANTE, salvo em necessidade de atendimento</text:span>s<text:span text:style-name="T17"> urgente</text:span>s <text:span text:style-name="T25">e emergentes.</text:span></text:p>
      <text:p text:style-name="P18"/>
      <text:p text:style-name="P18"/>
      <text:p text:style-name="P40">3. Acordo de Nível de Serviço <text:span text:style-name="T39">(ANS)</text:span></text:p>
      <text:p text:style-name="P19"/>
      <text:p text:style-name="P26">Os níveis de serviços compreende<text:span text:style-name="T27">m a seguinte relação</text:span> <text:span text:style-name="T25">para as tratativas técnicas</text:span>:</text:p>
      <text:p text:style-name="P26"/>
      <table:table table:name="Tabela3" table:style-name="Tabela3" table:template-name="Estilo padrão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53">Níveis</text:p>
          </table:table-cell>
          <table:table-cell table:style-name="Tabela3.A1" office:value-type="string">
            <text:p text:style-name="P53">Horas para Iniciar</text:p>
          </table:table-cell>
          <table:table-cell table:style-name="Tabela3.A1" office:value-type="string">
            <text:p text:style-name="P53">Horas para resolver</text:p>
          </table:table-cell>
          <table:table-cell table:style-name="Tabela3.D1" office:value-type="string">
            <text:p text:style-name="P54">Problemas nos Equipamentos</text:p>
          </table:table-cell>
        </table:table-row>
        <table:table-row table:style-name="Tabela3.1">
          <table:table-cell table:style-name="Tabela3.A2" office:value-type="string">
            <text:p text:style-name="P62">3</text:p>
          </table:table-cell>
          <table:table-cell table:style-name="Tabela3.A2" office:value-type="string">
            <text:p text:style-name="P63">Uma</text:p>
          </table:table-cell>
          <table:table-cell table:style-name="Tabela3.A2" office:value-type="string">
            <text:p text:style-name="P63">Quatro</text:p>
          </table:table-cell>
          <table:table-cell table:style-name="Tabela3.D2" office:value-type="string">
            <text:p text:style-name="P64">Parou de funcionar ou parou a produtividade</text:p>
          </table:table-cell>
        </table:table-row>
        <table:table-row>
          <table:table-cell table:style-name="Tabela3.A2" office:value-type="string">
            <text:p text:style-name="P62">2</text:p>
          </table:table-cell>
          <table:table-cell table:style-name="Tabela3.A2" office:value-type="string">
            <text:p text:style-name="P63">Duas</text:p>
          </table:table-cell>
          <table:table-cell table:style-name="Tabela3.A2" office:value-type="string">
            <text:p text:style-name="P63">Doze</text:p>
          </table:table-cell>
          <table:table-cell table:style-name="Tabela3.D2" office:value-type="string">
            <text:p text:style-name="P64">Funciona lento ou travando, impacta na produtividade</text:p>
          </table:table-cell>
        </table:table-row>
        <table:table-row>
          <table:table-cell table:style-name="Tabela3.A2" office:value-type="string">
            <text:p text:style-name="P62">1</text:p>
          </table:table-cell>
          <table:table-cell table:style-name="Tabela3.A2" office:value-type="string">
            <text:p text:style-name="P63">Quatro</text:p>
          </table:table-cell>
          <table:table-cell table:style-name="Tabela3.A2" office:value-type="string">
            <text:p text:style-name="P63">Vinte e Quatro</text:p>
          </table:table-cell>
          <table:table-cell table:style-name="Tabela3.D2" office:value-type="string">
            <text:p text:style-name="P64">Instalação ou Remoção, <text:span text:style-name="T25">sem impacto na produtividade</text:span></text:p>
          </table:table-cell>
        </table:table-row>
      </table:table>
      <text:p text:style-name="P26"/>
      <text:p text:style-name="P27">§<text:span text:style-name="T58">1</text:span>. Se para a resolução de um atendimento precisar de algum equipamento ou recurso <text:span text:style-name="T26">de responsabilidade do </text:span>próprio CONTRATANTE, <text:span text:style-name="T33">ou ocorrer algum infortúnio de força maior, </text:span>o tempo de resolução será pausado até que a pendência seja resolvida <text:span text:style-name="T26">pelo responsável e notificada</text:span>.</text:p>
      <text:p text:style-name="P27"/>
      <text:p text:style-name="P23">§<text:span text:style-name="T59">2</text:span>. O descumprimento d<text:span text:style-name="T46">o </text:span>ANS, <text:span text:style-name="T46">sem nenhuma ponderação,</text:span> será convertido em multa em favor do CONTRATANTE. <text:span text:style-name="T46">E</text:span>sta multa será abatida dos proventos mensais do CONTRATADO. <text:span text:style-name="T28">A base da multa será o atendimento com resolução mais atrasada, onde cada hora de atraso equivalerá a 1% dos proventos mensais.</text:span> Se a multa chegar em <text:span text:style-name="T69">4</text:span>0% <text:span text:style-name="T28">no mês, o</text:span> CONTRATANTE poderá, <text:span text:style-name="T34">caso queira, </text:span>rescindir este contrato imediatamente sem precisar pagar pelos serviços prestados pelo CONTRATADO <text:span text:style-name="T34">e seu Auxiliar Técnico</text:span>.</text:p>
      <text:p text:style-name="P27"/>
      <text:p text:style-name="P6"><text:span text:style-name="T6">§</text:span><text:span text:style-name="T11">3</text:span><text:span text:style-name="T6">. O CONTRATADO fornecerá ao CONTRATANTE, sempre que requisitado por ele, um relatório descrevendo todos os atendimentos realizados em seu favor, registrado nele os níveis </text:span><text:span text:style-name="T9">do </text:span><text:span text:style-name="T6">ANS, os horários de início e de conclusão, por quem o atendimento foi realizado, quem fez o acompanhamento </text:span><text:span text:style-name="T8">do Auxiliar Técnico</text:span><text:span text:style-name="T6"> na localidade, se </text:span><text:span text:style-name="T8">prosseguiu</text:span><text:span text:style-name="T6"> dentro da normalidade ou se teve alguma excepcionalidade.</text:span></text:p>
      <text:p text:style-name="P43"><text:span text:style-name="T30">4. </text:span><text:span text:style-name="T31">Valor do Contrato</text:span></text:p>
      <text:p text:style-name="P2"/>
      <text:p text:style-name="P10"><text:span text:style-name="T5">a) Provento Dinâmico: </text:span>Compreende-se como provento dinâmico <text:span text:style-name="T47">em favor do CONTRATADO</text:span>, a hora ou fração trabalhada <text:span text:style-name="T47">por ele</text:span> e/ou seu <text:span text:style-name="T56">A</text:span>uxiliar <text:span text:style-name="T56">Técnico</text:span> em favor do CONTRATANTE para a execução de instalações <text:span text:style-name="T45">e</text:span> manutenções corretivas em <text:span text:style-name="T35">equipamentos eletrônicos nas dependências do CONTRATANTE ou em dependências indicadas por ele. Segue a tabela de preços dos horários dinâmicos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6">1 HORA OU FRAÇÃO</text:p>
          </table:table-cell>
          <table:table-cell table:style-name="Tabela1.A1" office:value-type="string">
            <text:p text:style-name="P46">Dentro <text:span text:style-name="T17">do horário disponível</text:span></text:p>
          </table:table-cell>
          <table:table-cell table:style-name="Tabela1.C1" office:value-type="string">
            <text:p text:style-name="P46">Fora d<text:span text:style-name="T17">o horário disponível</text:span></text:p>
          </table:table-cell>
        </table:table-row>
        <table:table-row>
          <table:table-cell table:style-name="Tabela1.A2" office:value-type="string">
            <text:p text:style-name="P47">CONTRATADO em favor do CONTRATANTE</text:p>
          </table:table-cell>
          <table:table-cell table:style-name="Tabela1.A2" office:value-type="string">
            <text:p text:style-name="P46">R$ 100,00</text:p>
          </table:table-cell>
          <table:table-cell table:style-name="Tabela1.C2" office:value-type="string">
            <text:p text:style-name="P46">R$ 150,00</text:p>
          </table:table-cell>
        </table:table-row>
        <table:table-row>
          <table:table-cell table:style-name="Tabela1.A2" office:value-type="string">
            <text:p text:style-name="P47">01 Auxiliar Técnico em favor do CONTRATANTE</text:p>
          </table:table-cell>
          <table:table-cell table:style-name="Tabela1.A2" office:value-type="string">
            <text:p text:style-name="P46">R$ 50,00</text:p>
          </table:table-cell>
          <table:table-cell table:style-name="Tabela1.C2" office:value-type="string">
            <text:p text:style-name="P46">R$ 75,00</text:p>
          </table:table-cell>
        </table:table-row>
      </table:table>
      <text:p text:style-name="P9"/>
      <text:p text:style-name="P12"><text:span text:style-name="T39">§1. </text:span>O Auxiliar Técnico <text:span text:style-name="T40">(extra)</text:span> só será acionado caso haja a aprovação do CONTRATANTE, salvo <text:span text:style-name="T39">em casos de</text:span> necessidade de atendimento<text:span text:style-name="T50">s</text:span> urgente<text:span text:style-name="T50">s</text:span> <text:span text:style-name="T39">ou emergentes para o cumprimento da ANS</text:span>.</text:p>
      <text:p text:style-name="P12"/>
      <text:p text:style-name="P13"><text:span text:style-name="T35">§2. </text:span>O início da contagem do horário <text:span text:style-name="T35">dinâmico </text:span>se dará quando o CONTRATADO e/ou seus auxiliares chegarem ao local <text:span text:style-name="T41">da </text:span>realização dos serviços e anunciar sua chegada na recepção. <text:span text:style-name="T41">E</text:span> terá fim quando concluir o atendimento, ou quando encerrar o turno.</text:p>
      <text:p text:style-name="P13"/>
      <text:p text:style-name="P11"><text:span text:style-name="T5">b) Provento Fixo:</text:span> Compreende-se como provento fixo, 0<text:span text:style-name="T37">5</text:span> (<text:span text:style-name="T37">cinco</text:span>) horas mensais, uma <text:span text:style-name="T37">mensal realizada pelo CONTRATADO referente a vistoria, e uma </text:span>por semana <text:span text:style-name="T37">realizada pelo</text:span> Auxiliar Técnico para o cumprimento <text:span text:style-name="T38">mínimo</text:span> da manutenção preventiva, no valor de <text:span text:style-name="T1">R$ </text:span><text:span text:style-name="T2">3</text:span><text:span text:style-name="T1">00,00 – </text:span><text:span text:style-name="T3">fixo</text:span><text:span text:style-name="T1">/</text:span><text:span text:style-name="T3">mês</text:span><text:span text:style-name="T1">.</text:span></text:p>
      <text:p text:style-name="P22"/>
      <text:p text:style-name="P22"><text:span text:style-name="T60">§1. </text:span>Caso <text:span text:style-name="T55">o</text:span> CONTRATANTE opte pela disponibilidade <text:span text:style-name="T55">exclusiva </text:span>de um Auxiliar Técnico na sua dependência, será acrescido <text:span text:style-name="T1">R$ </text:span><text:span text:style-name="T4">1.614,00</text:span><text:span text:style-name="T55"> por turno contratado no provento fixo/mês.</text:span></text:p>
      <text:p text:style-name="P11"/>
      <text:p text:style-name="P11"><text:span text:style-name="T5">c) Provento Assistencial:</text:span> Compreende-se como provento <text:span text:style-name="T54">assistencial, um valor simbólico por <text:s/>equipamento monitorado pertencente ao CONTRATANTE, seguindo a seguinte tabela:</text:span></text:p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8">DESCRIÇÃO <text:span text:style-name="T36">DE CADA EQUIPAMENTO</text:span></text:p>
          </table:table-cell>
          <table:table-cell table:style-name="Tabela4.A1" office:value-type="string">
            <text:p text:style-name="P49">VALOR UNITÁRIO</text:p>
          </table:table-cell>
          <table:table-cell table:style-name="Tabela4.A1" office:value-type="string">
            <text:p text:style-name="P49">PONTOS</text:p>
          </table:table-cell>
          <table:table-cell table:style-name="Tabela4.D1" office:value-type="string">
            <text:p text:style-name="P50">SUBTOTAL</text:p>
          </table:table-cell>
        </table:table-row>
        <table:table-row>
          <table:table-cell table:style-name="Tabela4.A2" office:value-type="string">
            <text:p text:style-name="P55"><text:span text:style-name="T36">Da re</text:span>de de iluminação</text:p>
          </table:table-cell>
          <table:table-cell table:style-name="Tabela4.A2" office:value-type="string">
            <text:p text:style-name="P58">R$ 0,<text:span text:style-name="T61">10</text:span></text:p>
          </table:table-cell>
          <table:table-cell table:style-name="Tabela4.A2" office:value-type="string">
            <text:p text:style-name="P57"/>
          </table:table-cell>
          <table:table-cell table:style-name="Tabela4.D2" office:value-type="string">
            <text:p text:style-name="P56"/>
          </table:table-cell>
        </table:table-row>
        <table:table-row>
          <table:table-cell table:style-name="Tabela4.A2" office:value-type="string">
            <text:p text:style-name="P55"><text:span text:style-name="T36">D</text:span>a rede de computadores</text:p>
          </table:table-cell>
          <table:table-cell table:style-name="Tabela4.A2" office:value-type="string">
            <text:p text:style-name="P58">R$ <text:span text:style-name="T61">1</text:span>,<text:span text:style-name="T61">00</text:span></text:p>
          </table:table-cell>
          <table:table-cell table:style-name="Tabela4.A2" office:value-type="string">
            <text:p text:style-name="P57"/>
          </table:table-cell>
          <table:table-cell table:style-name="Tabela4.D2" office:value-type="string">
            <text:p text:style-name="P56"/>
          </table:table-cell>
        </table:table-row>
        <table:table-row>
          <table:table-cell table:style-name="Tabela4.A2" office:value-type="string">
            <text:p text:style-name="P59">Da segurança eletrônica</text:p>
          </table:table-cell>
          <table:table-cell table:style-name="Tabela4.A2" office:value-type="string">
            <text:p text:style-name="P58">R$ 0,<text:span text:style-name="T61">50</text:span></text:p>
          </table:table-cell>
          <table:table-cell table:style-name="Tabela4.A2" office:value-type="string">
            <text:p text:style-name="P58"/>
          </table:table-cell>
          <table:table-cell table:style-name="Tabela4.D2" office:value-type="string">
            <text:p text:style-name="P60"/>
          </table:table-cell>
        </table:table-row>
        <table:table-row table:style-name="Tabela4.1">
          <table:table-cell table:style-name="Tabela4.A2" office:value-type="string">
            <text:p text:style-name="P59">Da <text:span text:style-name="T60">automação em geral</text:span></text:p>
          </table:table-cell>
          <table:table-cell table:style-name="Tabela4.A2" office:value-type="string">
            <text:p text:style-name="P58">R$ 0,<text:span text:style-name="T61">25</text:span></text:p>
          </table:table-cell>
          <table:table-cell table:style-name="Tabela4.A2" office:value-type="string">
            <text:p text:style-name="P66"/>
          </table:table-cell>
          <table:table-cell table:style-name="Tabela4.D2" office:value-type="string">
            <text:p text:style-name="P65"/>
          </table:table-cell>
        </table:table-row>
        <table:table-row table:style-name="Tabela4.1">
          <table:table-cell table:style-name="Tabela4.A2" table:number-columns-spanned="3" office:value-type="string">
            <text:p text:style-name="P51">Total:</text:p>
          </table:table-cell>
          <table:covered-table-cell/>
          <table:covered-table-cell/>
          <table:table-cell table:style-name="Tabela4.D2" office:value-type="string">
            <text:p text:style-name="P65"/>
          </table:table-cell>
        </table:table-row>
      </table:table>
      <text:p text:style-name="P11"/>
      <text:p text:style-name="P4">* A<text:span text:style-name="T48">o final do último expediente mensal</text:span> o CONTRATADO enviará ao CONTRATANTE, <text:span text:style-name="T71">por e-mail cadastrado,</text:span> o extrato dos serviços executados <text:span text:style-name="T48">naquele mês </text:span>para que os proventos <text:span text:style-name="T48">sejam pagos</text:span>.</text:p>
      <text:p text:style-name="P9"/>
      <text:p text:style-name="P4"><text:span text:style-name="T6">* Os valores dos proventos poderão ser quitados </text:span><text:span text:style-name="T7">pelo CONTRATANTE </text:span><text:span text:style-name="T6">até o 5º dia útil do mês segu</text:span><text:span text:style-name="T13">i</text:span><text:span text:style-name="T7">nte. </text:span><text:span text:style-name="T12">H</text:span><text:span text:style-name="T6">averá juros de mora de 2% por dia útil de atraso.</text:span></text:p>
      <text:p text:style-name="P4"><text:span text:style-name="T6"/></text:p>
      <text:p text:style-name="P20"><text:span text:style-name="T6">* Quando o juros de mora </text:span><text:span text:style-name="T13">atingir </text:span><text:span text:style-name="T6">40% os efeitos deste contrato ficarão suspensos </text:span><text:span text:style-name="T13">até a quitação</text:span><text:span text:style-name="T6">.</text:span></text:p>
      <text:p text:style-name="P44"><text:span text:style-name="T32">5</text:span><text:span text:style-name="T30">. </text:span><text:span text:style-name="T29">Responsabilidades do Contratado</text:span></text:p>
      <text:p text:style-name="P28"/>
      <text:p text:style-name="P28"><text:span text:style-name="T61">a) O CONTRATADO tem na sua função principal o dever de realizar, da melhor forma possível, todos os serviços demandados pelo CONTRATANTE, obedecendo as normas de segurança do trabalho, c</text:span>umpri<text:span text:style-name="T61">ndo</text:span> com <text:span text:style-name="T49">o</text:span> ANS,<text:span text:style-name="T66"> respeitando o horário de disponibilidade do seu Auxiliar Técnico.</text:span></text:p>
      <text:p text:style-name="P28"/>
      <text:p text:style-name="P28"><text:span text:style-name="T61">b) </text:span>Fornecer capacitação profissional ao seu <text:span text:style-name="T57">A</text:span>uxiliar <text:span text:style-name="T57">Técnico</text:span>, exigir <text:span text:style-name="T43">a utilização de crachá, uniforme adequado, </text:span>boas práticas <text:span text:style-name="T42">e bons desempenhos </text:span>dele no ambiente laboral.</text:p>
      <text:p text:style-name="P28"/>
      <text:p text:style-name="P28"><text:span text:style-name="T61">c)</text:span> Assumir todos os encargos com <text:span text:style-name="T62">salários, </text:span>alimentação, transportes e <text:span text:style-name="T44">demais </text:span>eventuais despesas <text:span text:style-name="T62">e bonificações </text:span>para o cumprimento da sua mão de obra e do seu <text:span text:style-name="T57">Auxiliar Técnico</text:span>.</text:p>
      <text:p text:style-name="P28"/>
      <text:p text:style-name="P29"><text:span text:style-name="T61">d)</text:span> Disponibilizar o acesso às Normas Regulamentadas pelo Ministério do Trabalho ao seu <text:span text:style-name="T57">Auxiliar Técnico</text:span>, enfatizando os riscos de acidentes e contaminações, e métodos de proteção individual e coletiva no ambiente de trabalho.</text:p>
      <text:p text:style-name="P29"/>
      <text:p text:style-name="P21"><text:span text:style-name="T61">e)</text:span> Fornecer E<text:span text:style-name="T62">quipamentos de Proteção Individual</text:span> ao seu <text:span text:style-name="T57">Auxiliar Técnico, periodicamente,</text:span> e exigir a utilização dos mesmos quando forem necessários.</text:p>
      <text:p text:style-name="P21"/>
      <text:p text:style-name="P21"><text:span text:style-name="T61">f)</text:span> Fornecer boas ferramentas de trabalho para agilizar <text:span text:style-name="T67">n</text:span>a resolução dos atendimentos técnicos, <text:span text:style-name="T62">e minimizar os riscos de acidente</text:span>.</text:p>
      <text:p text:style-name="P21"/>
      <text:p text:style-name="P21"><text:span text:style-name="T61">g)</text:span> Elaborar planos para facilitar o atingimento das metas e desenhar os passos para serem seguidos p<text:span text:style-name="T57">or seu Auxiliar Técnico</text:span> para a resolução rápida dos eventuais problemas <text:span text:style-name="T62">técnicos</text:span>.</text:p>
      <text:p text:style-name="P21"/>
      <text:p text:style-name="P21"><text:span text:style-name="T61">h) </text:span>Realizar registros fiéis dos serviços executados, com <text:span text:style-name="T44">o devido </text:span>detalhamento <text:span text:style-name="T44">para geração automática de relatórios personalizados e fornecimento de uma base de informação sólida para a resolução rápida de problemas pertinentes às funções contratuais</text:span>.</text:p>
      <text:p text:style-name="P21"/>
      <text:p text:style-name="P21"/>
      <text:p text:style-name="P36">6. Responsabilidades do Contratante</text:p>
      <text:p text:style-name="P5"><text:span text:style-name="T31"/></text:p>
      <text:p text:style-name="P31"><text:span text:style-name="T63">a</text:span>) A responsabilidade principal do CONTRATANTE é fornecer <text:span text:style-name="T64">ao</text:span> CONTRATADO e <text:span text:style-name="T64">ao </text:span>seu Auxiliar Técnico dentro das suas dependências, <text:span text:style-name="T64">o acesso aos seus equipamentos eletrônicos para o devido manuseio, também o acesso aos recursos básicos, como: ventilação, energia elétrica, banheiro, fonte de água potável, internet, extintor de incêndio, kit para os primeiros socorros e informações internas quando necessárias para o prosseguimento do serviço.</text:span></text:p>
      <text:p text:style-name="P30"/>
      <text:p text:style-name="P32">b) Não exigir do CONTRATADO ou do seu Auxiliar Técnico o manuseio <text:span text:style-name="T65">inadequado e/ou apressado </text:span>de equipamentos, sem as devidas precauções <text:span text:style-name="T65">com a</text:span> segurança <text:span text:style-name="T65">física ou biológica dos profissionais</text:span>.</text:p>
      <text:p text:style-name="P32"/>
      <text:p text:style-name="P33">c) <text:span text:style-name="T68">Disponibilizar cabos, conectores, equipamentos eletrônicos e acessórios funcionais para a substituição dos defeituosos quando não houver condição de reparo.</text:span></text:p>
      <text:p text:style-name="P33"/>
      <text:p text:style-name="P34">d) Pagar os proventos em benefício do CONTRATADO até o 5º dia útil de cada mês, <text:span text:style-name="T70">para evitar o juros de mora.</text:span></text:p>
      <text:p text:style-name="P35">______ <text:span text:style-name="T70">de ________________ de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7994b" officeooo:paragraph-rsid="0017994b"/>
    </style:style>
    <style:style style:name="MT1" style:family="text">
      <style:text-properties officeooo:rsid="0073ef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s/><text:page-number text:select-page="current">4</text:page-number><text:s/>de <text:span text:style-name="MT1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1:32:46.721000000</meta:creation-date>
    <dc:date>2018-12-29T19:04:02.028000000</dc:date>
    <meta:editing-duration>PT6H10M23S</meta:editing-duration>
    <meta:editing-cycles>106</meta:editing-cycles>
    <meta:generator>LibreOffice/6.0.1.1$Windows_X86_64 LibreOffice_project/60bfb1526849283ce2491346ed2aa51c465abfe6</meta:generator>
    <meta:document-statistic meta:table-count="4" meta:image-count="0" meta:object-count="0" meta:page-count="4" meta:paragraph-count="103" meta:word-count="1350" meta:character-count="9170" meta:non-whitespace-character-count="7918"/>
  </office:meta>
</office:document-meta>
</file>